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49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2.036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5.186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21" style:family="table-row">
      <style:table-row-properties style:row-height="4.791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ffffff" style:rotation-align="none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016" table:default-cell-style-name="ce24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51" office:value-type="string" calcext:value-type="string">
            <text:p>ID</text:p>
          </table:table-cell>
          <table:table-cell table:style-name="ce54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6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6" office:value-type="string" calcext:value-type="string">
            <text:p>Pré-condições</text:p>
          </table:table-cell>
          <table:table-cell table:style-name="ce54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54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4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2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9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20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21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22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3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3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4"/>
        <table:table-column table:style-name="co17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23">
          <table:table-cell table:style-name="ce77" office:value-type="string" calcext:value-type="string" table:number-columns-spanned="3" table:number-rows-spanned="1">
            <text:p>Resultados</text:p>
          </table:table-cell>
          <table:covered-table-cell table:style-name="ce81"/>
          <table:covered-table-cell table:style-name="ce85"/>
          <table:table-cell table:number-columns-repeated="1021"/>
        </table:table-row>
        <table:table-row table:style-name="ro3">
          <table:table-cell table:style-name="ce78" office:value-type="string" calcext:value-type="string">
            <text:p>Total de Cenários</text:p>
          </table:table-cell>
          <table:table-cell table:style-name="ce82" table:formula="of:=COUNTA([$Cenários.B:.B])-1" office:value-type="float" office:value="50" calcext:value-type="float">
            <text:p>50</text:p>
          </table:table-cell>
          <table:table-cell table:style-name="ce86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OK</text:p>
          </table:table-cell>
          <table:table-cell table:style-name="ce83" table:formula="of:=COUNTIF([$Cenários.G:.G];&quot;OK&quot;)" office:value-type="float" office:value="11" calcext:value-type="float">
            <text:p>11</text:p>
          </table:table-cell>
          <table:table-cell table:style-name="ce99" table:formula="of:=[.B4]/[.B3]" office:value-type="percentage" office:value="0.22" calcext:value-type="percentage">
            <text:p>22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NOK</text:p>
          </table:table-cell>
          <table:table-cell table:style-name="ce83" table:formula="of:=COUNTIF([$Cenários.G:.G];&quot;NOK&quot;)" office:value-type="float" office:value="0" calcext:value-type="float">
            <text:p>0</text:p>
          </table:table-cell>
          <table:table-cell table:style-name="ce99" table:formula="of:=[.B5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80" office:value-type="string" calcext:value-type="string">
            <text:p>Cenários não testados</text:p>
          </table:table-cell>
          <table:table-cell table:style-name="ce84" table:formula="of:=[.B3]-[.B4]-[.B5]" office:value-type="float" office:value="39" calcext:value-type="float">
            <text:p>39</text:p>
          </table:table-cell>
          <table:table-cell table:style-name="ce100" table:formula="of:=[.B6]/[.B3]" office:value-type="percentage" office:value="0.78" calcext:value-type="percentage">
            <text:p>78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3:07:30.4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1-30T13:48:18.461000000</dc:date>
    <meta:generator>LibreOffice/7.6.2.1$Windows_X86_64 LibreOffice_project/56f7684011345957bbf33a7ee678afaf4d2ba333</meta:generator>
    <meta:editing-duration>P1DT2M7S</meta:editing-duration>
    <meta:editing-cycles>17</meta:editing-cycles>
    <meta:document-statistic meta:table-count="4" meta:cell-count="3258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25cm" svg:y="0.605cm" svg:width="8.488cm" svg:height="6.46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1">
                <text:p>11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